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proxima-nova" svg:font-family="proxima-nova, 'Proxima Nova', 'Helvetica Neue'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3333" style:font-name="proxima-nova" fo:font-size="12pt" fo:letter-spacing="normal" fo:font-style="normal" fo:font-weight="bold" style:font-weight-asian="bold" style:font-weight-complex="bold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3333" style:font-name="proxima-nova" fo:font-size="12pt" fo:letter-spacing="normal" fo:font-style="normal" fo:font-weight="bold" style:font-weight-asian="bold" style:font-weight-complex="bold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3333" style:font-name="proxima-nova" fo:font-size="12pt" fo:letter-spacing="normal" fo:font-style="normal" fo:font-weight="bold" officeooo:rsid="0003ba18" officeooo:paragraph-rsid="0003ba18" style:font-weight-asian="bold" style:font-weight-complex="bold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3333" style:font-name="proxima-nova" fo:font-size="12pt" fo:letter-spacing="normal" fo:font-style="normal" fo:font-weight="normal" officeooo:rsid="0002cf28" officeooo:paragraph-rsid="0002cf28" style:font-weight-asian="normal" style:font-weight-complex="normal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3333" style:font-name="proxima-nova" fo:font-size="12pt" fo:letter-spacing="normal" fo:font-style="normal" fo:font-weight="normal" officeooo:rsid="0003ba18" officeooo:paragraph-rsid="0003ba18" style:font-weight-asian="normal" style:font-weight-complex="normal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3333" style:font-name="proxima-nova" fo:font-size="12pt" fo:letter-spacing="normal" fo:font-style="normal" fo:font-weight="normal" officeooo:rsid="00042e1c" officeooo:paragraph-rsid="00042e1c" style:font-weight-asian="normal" style:font-weight-complex="normal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3ba18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51443"/>
    </style:style>
    <style:style style:name="T1" style:family="text">
      <style:text-properties officeooo:rsid="0003ba18"/>
    </style:style>
    <style:style style:name="T2" style:family="text">
      <style:text-properties fo:font-variant="normal" fo:text-transform="none" fo:color="#1f3333" style:font-name="proxima-nova" fo:font-size="12pt" fo:letter-spacing="normal" fo:font-style="normal" fo:font-weight="normal" officeooo:rsid="0003ba18" style:font-weight-asian="normal" style:font-weight-complex="normal"/>
    </style:style>
    <style:style style:name="T3" style:family="text">
      <style:text-properties fo:font-variant="normal" fo:text-transform="none" fo:color="#1f3333" style:font-name="proxima-nova" fo:font-size="12pt" fo:letter-spacing="normal" fo:font-style="normal" fo:font-weight="normal" officeooo:rsid="00051443" style:font-weight-asian="normal" style:font-weight-complex="normal"/>
    </style:style>
    <style:style style:name="T4" style:family="text">
      <style:text-properties fo:font-variant="normal" fo:text-transform="none" fo:color="#1f3333" style:font-name="proxima-nova" fo:font-size="12pt" fo:letter-spacing="normal" fo:font-style="normal" fo:font-weight="normal" officeooo:rsid="000675bc" style:font-weight-asian="normal" style:font-weight-complex="normal"/>
    </style:style>
    <style:style style:name="T5" style:family="text">
      <style:text-properties officeooo:rsid="00042e1c"/>
    </style:style>
    <style:style style:name="T6" style:family="text">
      <style:text-properties officeooo:rsid="000514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article "The one byte mistake" describes a simple assumption for encoding strings that was optimized for computers from the 1970s. Which way of encoding strings was chosen by the creators of the C language and UNIX operating system?</text:p>
      <text:p text:style-name="P1"/>
      <text:p text:style-name="P4">The creators of the C language and UNIX operating system chose to encode strings by what is called NUL-termination, which essentially means to end all strings with a ‘\0’, <text:span text:style-name="T1">i.e. encoded by address + this magic ‘\0’-marker</text:span>. This was in contrast to <text:span text:style-name="T1">the address + length representation, which was most common at the time.</text:span></text:p>
      <text:p text:style-name="P4"/>
      <text:p text:style-name="P1"/>
      <text:p text:style-name="P1">List three side-effects of this decision on higher layers of the system stack (e.g. compilers, instruction sets, operating systems, network stacks, etc)</text:p>
      <text:p text:style-name="P3"/>
      <text:p text:style-name="P7"><text:span text:style-name="T2">1. The instruction sets was expanded to try to optimize the performance on these strings, which is both expensive and a diligent task.</text:span></text:p>
      <text:p text:style-name="P5">2. <text:span text:style-name="T5">The compilers were also optimized to deal with the strings in a better way. Heavy-duty compiler-optimization does of course lead to a significantly faster handling, but it is an extremely diligent task and is also expensive.</text:span></text:p>
      <text:p text:style-name="P6">3. The introduction of these strings also lead to a great amount of security issues. You did not even need to have hostile intentions to accidentally insert a NUL in the middle of your string, which would truncate the string unexpectedly. This obviously tells that this might be an attack vector fo<text:span text:style-name="T6">r</text:span> criminals, and a lot of work have been done in the compiler and all other levels to mitigate these risks.</text:p>
      <text:p text:style-name="P5"/>
      <text:p text:style-name="P1"/>
      <text:p text:style-name="P1">HTTP uses both delimiters (e.g. \r and \n) as well as explicit-length fields (i.e. Content-Length) in its design. Is this mixture still a good idea all these decades later? Argue for why it is good, or point out flaws and recommend an alternative.</text:p>
      <text:p text:style-name="P1"/>
      <text:p text:style-name="P8"><text:span text:style-name="T3">I personally think this is a good way to do it. The initial request line and headers uses the CRLF, while the body takes advantage of the “Content-Length” header. Since the initial request and headers are(or at least should be) well-formatted, I do not see the need for storing the length of these with the added overhead it introduces, and thus I believe this is a good idea. The body can however be formatted in </text:span><text:span text:style-name="T4">innumerable ways, and it may be very long, which means that iterating over the string looking for the terminators will be demanding and time-consuming. </text:span><text:span text:style-name="T3">This also gives you another way to check whether the content of the message have been corrupted, and makes it harder for a criminal to manipulate the messag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proxima-nova" svg:font-family="proxima-nova, 'Proxima Nova', 'Helvetica Neue'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1T23:46:56.781946033</meta:creation-date>
    <dc:date>2022-02-01T14:02:42.477840873</dc:date>
    <meta:editing-duration>PT41M3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8" meta:word-count="417" meta:character-count="2442" meta:non-whitespace-character-count="2033"/>
  </office:meta>
</office:document-meta>
</file>